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er</text:p>
          </table:table-cell>
          <table:table-cell office:value-type="string">
            <text:p>3rew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string">
            <text:p>werewr</text:p>
          </table:table-cell>
          <table:table-cell office:value-type="string">
            <text:p>werewr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#@%regeg</text:p>
          </table:table-cell>
          <table:table-cell office:value-type="string">
            <text:p>ewrer</text:p>
          </table:table-cell>
          <table:table-cell office:value-type="string">
            <text:p>ewrew</text:p>
          </table:table-cell>
        </table:table-row>
        <table:table-row table:style-name="ro1">
          <table:table-cell office:value-type="string">
            <text:p>ETWE</text:p>
          </table:table-cell>
          <table:table-cell office:value-type="string">
            <text:p>EW45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4">
            <text:p>234</text:p>
          </table:table-cell>
          <table:table-cell office:value-type="string">
            <text:p>#@%</text:p>
          </table:table-cell>
        </table:table-row>
        <table:table-row table:style-name="ro1">
          <table:table-cell office:value-type="float" office:value="234234">
            <text:p>234234</text:p>
          </table:table-cell>
          <table:table-cell office:value-type="float" office:value="345346">
            <text:p>345346</text:p>
          </table:table-cell>
          <table:table-cell office:value-type="string">
            <text:p>32wetw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4">08/14/2021</text:date>, <text:time>21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anaf Zaman</meta:initial-creator>
    <meta:creation-date>2021-08-14T21:30:49.12</meta:creation-date>
    <dc:date>2021-08-14T21:32:12.98</dc:date>
    <dc:creator>Ahanaf Zaman</dc:creator>
    <meta:editing-duration>PT1M24S</meta:editing-duration>
    <meta:editing-cycles>1</meta:editing-cycles>
    <meta:document-statistic meta:table-count="3" meta:cell-count="36" meta:object-count="0"/>
    <meta:generator>OpenOffice/4.1.10$Win32 OpenOffice.org_project/4110m2$Build-9807</meta:generator>
  </office:meta>
</office:document-meta>
</file>